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0E00004150000026D9B803E45E9C5485D4.svm" manifest:media-type="image/x-svm"/>
  <manifest:file-entry manifest:full-path="Pictures/10000001000002790000017973962930DD2C5188.png" manifest:media-type="image/png"/>
  <manifest:file-entry manifest:full-path="Pictures/2000000E00004150000026A2FD6DAA97DD62A662.svm" manifest:media-type="image/x-svm"/>
  <manifest:file-entry manifest:full-path="Pictures/10000001000002790000017710B52C5C38440BA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6.719cm" svg:height="9.944cm" svg:x="2.119cm" svg:y="9.858cm">
          <draw:image xlink:href="Pictures/2000000E00004150000026D9B803E45E9C5485D4.svm" xlink:type="simple" xlink:show="embed" xlink:actuate="onLoad" draw:mime-type="image/x-svm">
            <text:p/>
          </draw:image>
          <draw:image xlink:href="Pictures/10000001000002790000017973962930DD2C5188.png" xlink:type="simple" xlink:show="embed" xlink:actuate="onLoad" draw:mime-type="image/png"/>
        </draw:frame>
        <draw:custom-shape draw:style-name="gr2" draw:text-style-name="P2" draw:layer="layout" svg:width="5cm" svg:height="1.25cm" svg:x="13.75cm" svg:y="18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frame draw:style-name="gr1" draw:text-style-name="P1" draw:layer="layout" svg:width="16.719cm" svg:height="9.889cm" svg:x="2.993cm" svg:y="7.226cm">
          <draw:image xlink:href="Pictures/2000000E00004150000026A2FD6DAA97DD62A662.svm" xlink:type="simple" xlink:show="embed" xlink:actuate="onLoad" draw:mime-type="image/x-svm">
            <text:p/>
          </draw:image>
          <draw:image xlink:href="Pictures/10000001000002790000017710B52C5C38440BA8.png" xlink:type="simple" xlink:show="embed" xlink:actuate="onLoad" draw:mime-type="image/png"/>
        </draw:frame>
        <draw:custom-shape draw:style-name="gr2" draw:text-style-name="P2" draw:layer="layout" svg:width="5cm" svg:height="1.25cm" svg:x="14.5cm" svg:y="15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7T16:04:53.997000000</meta:creation-date>
    <dc:date>2023-04-07T16:05:36.664000000</dc:date>
    <meta:editing-duration>PT43S</meta:editing-duration>
    <meta:editing-cycles>1</meta:editing-cycles>
    <meta:document-statistic meta:object-count="4"/>
    <meta:generator>LibreOffice/7.5.1.2$Windows_X86_64 LibreOffice_project/fcbaee479e84c6cd81291587d2ee68cba099e129</meta:generator>
  </office:meta>
</office:document-meta>
</file>